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1.070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 style:data-style-name="N100"/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17"/>
    <style:style style:name="ce7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33% 58%"/>
    </style:style>
    <style:style style:name="T7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33% 58%" style:font-name="Times New Roman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33% 58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4" table:number-columns-repeated="1010" table:default-cell-style-name="Default"/>
        <table:table-row table:style-name="ro2">
          <table:table-cell table:style-name="ce1" office:value-type="string">
            <text:p>Table 7. Photon energies (<text:span text:style-name="T1">E</text:span><text:span text:style-name="T2">P</text:span>'s) and orbital radii (<text:span text:style-name="T1">r/R</text:span><text:span text:style-name="T2">s</text:span>) used for the construction </text:p>
          </table:table-cell>
          <table:table-cell table:style-name="ce2"/>
          <table:table-cell table:style-name="ce1" table:number-columns-repeated="1021"/>
        </table:table-row>
        <table:table-row table:style-name="ro2">
          <table:table-cell table:style-name="ce1" office:value-type="string">
            <text:p>of Fig. 12. The individual pairings of <text:span text:style-name="T1">E</text:span><text:span text:style-name="T2">p</text:span>'s and <text:span text:style-name="T1">r/R</text:span><text:span text:style-name="T2">s</text:span>'s are determined by first pairing</text:p>
          </table:table-cell>
          <table:table-cell table:style-name="ce2"/>
          <table:table-cell table:style-name="ce1" table:number-columns-repeated="1021"/>
        </table:table-row>
        <table:table-row table:style-name="ro3">
          <table:table-cell table:style-name="ce1" office:value-type="string">
            <text:p><text:s/>Ep(7,∞) and Ep(8,∞) with the inner radii of the A and E rings respectively. Then</text:p>
          </table:table-cell>
          <table:table-cell table:style-name="ce2"/>
          <table:table-cell table:style-name="ce1" table:number-columns-repeated="1021"/>
        </table:table-row>
        <table:table-row table:style-name="ro3">
          <table:table-cell table:style-name="ce1" office:value-type="string">
            <text:p>the other pairings automatically fall into place.</text:p>
          </table:table-cell>
          <table:table-cell table:style-name="ce2"/>
          <table:table-cell table:style-name="ce1" table:number-columns-repeated="1021"/>
        </table:table-row>
        <table:table-row table:style-name="ro3">
          <table:table-cell table:style-name="ce1"/>
          <table:table-cell table:style-name="ce2"/>
          <table:table-cell table:style-name="ce1" table:number-columns-repeated="1021"/>
        </table:table-row>
        <table:table-row table:style-name="ro2">
          <table:table-cell table:style-name="ce1" office:value-type="string">
            <text:p>Satellite or Ring Edge Name</text:p>
          </table:table-cell>
          <table:table-cell table:style-name="ce3" office:value-type="string">
            <text:p><text:span text:style-name="T7"><text:s text:c="2"/></text:span><text:span text:style-name="T7">[</text:span><text:span text:style-name="T8">i</text:span><text:span text:style-name="T7">]</text:span><text:span text:style-name="T9">a</text:span></text:p>
          </table:table-cell>
          <table:table-cell table:style-name="ce1" office:value-type="string">
            <text:p><text:s text:c="4"/><text:span text:style-name="T1"><text:s/></text:span><text:span text:style-name="T1">r/R</text:span><text:span text:style-name="T2">s </text:span><text:span text:style-name="T10">b</text:span></text:p>
          </table:table-cell>
          <table:table-cell table:style-name="ce7" office:value-type="string">
            <text:p><text:span text:style-name="T1"><text:s text:c="4"/></text:span><text:span text:style-name="T1">n</text:span><text:span text:style-name="T2">f</text:span><text:span text:style-name="T11"> ,</text:span><text:span text:style-name="T1">n</text:span><text:span text:style-name="T2">i </text:span><text:span text:style-name="T10">c</text:span></text:p>
          </table:table-cell>
          <table:table-cell table:style-name="ce8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11"> ,</text:span><text:span text:style-name="T1">n</text:span><text:span text:style-name="T2">i </text:span><text:span text:style-name="T11">)</text:span><text:span text:style-name="T10">c</text:span><text:span text:style-name="T11"> </text:span></text:p>
          </table:table-cell>
          <table:table-cell table:style-name="ce1" table:number-columns-repeated="1018"/>
        </table:table-row>
        <table:table-row table:style-name="ro5">
          <table:table-cell table:style-name="ce1"/>
          <table:table-cell table:style-name="ce2"/>
          <table:table-cell table:style-name="ce1"/>
          <table:table-cell table:style-name="ce7"/>
          <table:table-cell table:style-name="ce8" office:value-type="string">
            <text:p><text:s text:c="5"/><text:span text:style-name="T12">(cm</text:span><text:span text:style-name="T13">-1</text:span><text:span text:style-name="T12">)</text:span></text:p>
          </table:table-cell>
          <table:table-cell table:style-name="ce1" table:number-columns-repeated="1018"/>
        </table:table-row>
        <table:table-row table:style-name="ro3">
          <table:table-cell table:style-name="ce1" office:value-type="string">
            <text:p>Inner Edge A ring</text:p>
          </table:table-cell>
          <table:table-cell table:style-name="ce2" office:value-type="string">
            <text:p><text:s text:c="2"/>[1] <text:s/></text:p>
          </table:table-cell>
          <table:table-cell table:style-name="ce5" office:value-type="float" office:value="2.0299">
            <text:p>2.030</text:p>
          </table:table-cell>
          <table:table-cell table:style-name="ce1" office:value-type="string">
            <text:p><text:s text:c="6"/>7,∞</text:p>
          </table:table-cell>
          <table:table-cell table:style-name="ce2" office:value-type="string">
            <text:p><text:s text:c="5"/>2239.5 <text:s/>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 office:value-type="string">
            <text:p>Pan in Encke Gap</text:p>
          </table:table-cell>
          <table:table-cell table:style-name="ce2" office:value-type="string">
            <text:p><text:s text:c="2"/>[2] </text:p>
          </table:table-cell>
          <table:table-cell table:style-name="ce5"/>
          <table:table-cell table:style-name="ce1" office:value-type="string">
            <text:p><text:s text:c="6"/>5,7</text:p>
          </table:table-cell>
          <table:table-cell table:style-name="ce2" office:value-type="string">
            <text:p><text:s text:c="5"/>2149.9 <text:s text:c="3"/></text:p>
          </table:table-cell>
          <table:table-cell table:style-name="ce1"/>
          <table:table-cell table:style-name="ce3"/>
          <table:table-cell table:number-columns-repeated="1016"/>
        </table:table-row>
        <table:table-row table:style-name="ro3">
          <table:table-cell table:style-name="ce1" office:value-type="string">
            <text:p>Pan in Encke Gap</text:p>
          </table:table-cell>
          <table:table-cell table:style-name="ce2" office:value-type="string">
            <text:p><text:s text:c="2"/>[2] <text:s/></text:p>
          </table:table-cell>
          <table:table-cell table:style-name="ce5"/>
          <table:table-cell table:style-name="ce1" office:value-type="string">
            <text:p><text:s text:c="6"/>6,11</text:p>
          </table:table-cell>
          <table:table-cell table:style-name="ce2" office:value-type="string">
            <text:p><text:s text:c="5"/>2141.4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>
            <text:p><text:s text:c="5"/>Average of Pan <text:span text:style-name="T1">E</text:span><text:span text:style-name="T2">p</text:span>'s </text:p>
          </table:table-cell>
          <table:table-cell table:style-name="ce2" office:value-type="string">
            <text:p><text:s text:c="2"/>[2] </text:p>
          </table:table-cell>
          <table:table-cell table:style-name="ce5" office:value-type="float" office:value="2.2165">
            <text:p>2.217</text:p>
          </table:table-cell>
          <table:table-cell table:style-name="ce1"/>
          <table:table-cell table:style-name="ce2" office:value-type="string">
            <text:p><text:s text:c="5"/>2145.7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Daphnis in Keeler Gap</text:p>
          </table:table-cell>
          <table:table-cell table:style-name="ce2" office:value-type="string">
            <text:p><text:s text:c="2"/>[3]</text:p>
          </table:table-cell>
          <table:table-cell table:style-name="ce5" office:value-type="float" office:value="2.2649">
            <text:p>2.265</text:p>
          </table:table-cell>
          <table:table-cell table:style-name="ce1" office:value-type="string">
            <text:p><text:s text:c="6"/>7,20</text:p>
          </table:table-cell>
          <table:table-cell table:style-name="ce2" office:value-type="string">
            <text:p><text:s text:c="5"/>1965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Outer Edge A ring</text:p>
          </table:table-cell>
          <table:table-cell table:style-name="ce2"/>
          <table:table-cell table:style-name="ce5" office:value-type="float" office:value="2.2695">
            <text:p>2.270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Atlas</text:p>
          </table:table-cell>
          <table:table-cell table:style-name="ce2" office:value-type="string">
            <text:p><text:s text:c="2"/>[4] </text:p>
          </table:table-cell>
          <table:table-cell table:style-name="ce5" office:value-type="float" office:value="2.2843">
            <text:p>2.284</text:p>
          </table:table-cell>
          <table:table-cell table:style-name="ce1" office:value-type="string">
            <text:p><text:s text:c="6"/>6,10 </text:p>
          </table:table-cell>
          <table:table-cell table:style-name="ce2" office:value-type="string">
            <text:p><text:s text:c="5"/>1950.9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Prometheus</text:p>
          </table:table-cell>
          <table:table-cell table:style-name="ce2" office:value-type="string">
            <text:p><text:s text:c="2"/>[5] </text:p>
          </table:table-cell>
          <table:table-cell table:style-name="ce5" office:value-type="float" office:value="2.3122">
            <text:p>2.312</text:p>
          </table:table-cell>
          <table:table-cell table:style-name="ce1" office:value-type="string">
            <text:p><text:s text:c="6"/>7,19</text:p>
          </table:table-cell>
          <table:table-cell table:style-name="ce2" office:value-type="string">
            <text:p><text:s text:c="5"/>1935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F ring</text:p>
          </table:table-cell>
          <table:table-cell table:style-name="ce2" office:value-type="string">
            <text:p><text:s text:c="2"/>[6] <text:s text:c="2"/></text:p>
          </table:table-cell>
          <table:table-cell table:style-name="ce5" office:value-type="float" office:value="2.3201">
            <text:p>2.320</text:p>
          </table:table-cell>
          <table:table-cell table:style-name="ce1" office:value-type="string">
            <text:p><text:s text:c="6"/>7,18</text:p>
          </table:table-cell>
          <table:table-cell table:style-name="ce2" office:value-type="string">
            <text:p><text:s text:c="5"/>1900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Pandora</text:p>
          </table:table-cell>
          <table:table-cell table:style-name="ce2" office:value-type="string">
            <text:p><text:s text:c="2"/>[7] </text:p>
          </table:table-cell>
          <table:table-cell table:style-name="ce5" office:value-type="float" office:value="2.3512">
            <text:p>2.351</text:p>
          </table:table-cell>
          <table:table-cell table:style-name="ce1" office:value-type="string">
            <text:p><text:s text:c="6"/>7,17</text:p>
          </table:table-cell>
          <table:table-cell table:style-name="ce2" office:value-type="string">
            <text:p><text:s text:c="5"/>1859.8 </text:p>
          </table:table-cell>
          <table:table-cell table:style-name="ce1"/>
          <table:table-cell table:number-columns-repeated="1017"/>
        </table:table-row>
        <table:table-row table:style-name="ro7">
          <table:table-cell table:style-name="ce1" office:value-type="string">
            <text:p>Epimetheus and Janus</text:p>
          </table:table-cell>
          <table:table-cell table:style-name="ce2" office:value-type="string">
            <text:p><text:s text:c="2"/>[8] </text:p>
          </table:table-cell>
          <table:table-cell table:style-name="ce5" office:value-type="float" office:value="2.511">
            <text:p>2.511</text:p>
          </table:table-cell>
          <table:table-cell table:style-name="ce1" office:value-type="string">
            <text:p><text:s text:c="6"/>7,16</text:p>
          </table:table-cell>
          <table:table-cell table:style-name="ce2" office:value-type="string">
            <text:p><text:s text:c="5"/>1810.9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Inner Edge G ring</text:p>
          </table:table-cell>
          <table:table-cell table:style-name="ce2"/>
          <table:table-cell table:style-name="ce5" office:value-type="float" office:value="2.7544">
            <text:p>2.754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Aegaeon <text:s/></text:p>
          </table:table-cell>
          <table:table-cell table:style-name="ce2" office:value-type="string">
            <text:p><text:s text:c="2"/>[9] </text:p>
          </table:table-cell>
          <table:table-cell table:style-name="ce5" office:value-type="float" office:value="2.7793">
            <text:p>2.779</text:p>
          </table:table-cell>
          <table:table-cell table:style-name="ce1" office:value-type="string">
            <text:p><text:s text:c="6"/>7,15</text:p>
          </table:table-cell>
          <table:table-cell table:style-name="ce2" office:value-type="string">
            <text:p><text:s text:c="5"/>1751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Outer Edge G ring</text:p>
          </table:table-cell>
          <table:table-cell table:style-name="ce2"/>
          <table:table-cell table:style-name="ce5" office:value-type="float" office:value="2.8705">
            <text:p>2.871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Inner Edge E ring</text:p>
          </table:table-cell>
          <table:table-cell table:style-name="ce2" office:value-type="string">
            <text:p><text:s text:c="2"/>[10] </text:p>
          </table:table-cell>
          <table:table-cell table:style-name="ce5" office:value-type="float" office:value="2.9867">
            <text:p>2.987</text:p>
          </table:table-cell>
          <table:table-cell table:style-name="ce1" office:value-type="string">
            <text:p><text:s text:c="6"/>8,∞</text:p>
          </table:table-cell>
          <table:table-cell table:style-name="ce2" office:value-type="string">
            <text:p><text:s text:c="5"/>1714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Mimas <text:s text:c="11"/></text:p>
          </table:table-cell>
          <table:table-cell table:style-name="ce2" office:value-type="string">
            <text:p><text:s text:c="2"/>[11] </text:p>
          </table:table-cell>
          <table:table-cell table:style-name="ce5" office:value-type="float" office:value="3.0729">
            <text:p>3.073</text:p>
          </table:table-cell>
          <table:table-cell table:style-name="ce1" office:value-type="string">
            <text:p><text:s text:c="6"/>6,9</text:p>
          </table:table-cell>
          <table:table-cell table:style-name="ce2" office:value-type="string">
            <text:p><text:s text:c="5"/>1693.5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Methone <text:s text:c="8"/></text:p>
          </table:table-cell>
          <table:table-cell table:style-name="ce2" office:value-type="string">
            <text:p><text:s text:c="2"/>[12] </text:p>
          </table:table-cell>
          <table:table-cell table:style-name="ce5" office:value-type="float" office:value="3.219">
            <text:p>3.219</text:p>
          </table:table-cell>
          <table:table-cell table:style-name="ce1" office:value-type="string">
            <text:p><text:s text:c="6"/>7,14</text:p>
          </table:table-cell>
          <table:table-cell table:style-name="ce2" office:value-type="string">
            <text:p><text:s text:c="5"/>1679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Anthe <text:s text:c="12"/></text:p>
          </table:table-cell>
          <table:table-cell table:style-name="ce2" office:value-type="string">
            <text:p><text:s text:c="2"/>[13]</text:p>
          </table:table-cell>
          <table:table-cell table:style-name="ce5" office:value-type="float" office:value="3.2803">
            <text:p>3.280</text:p>
          </table:table-cell>
          <table:table-cell table:style-name="ce1" office:value-type="string">
            <text:p><text:s text:c="6"/>7,13</text:p>
          </table:table-cell>
          <table:table-cell table:style-name="ce2" office:value-type="string">
            <text:p><text:s text:c="5"/>1590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Pallene</text:p>
          </table:table-cell>
          <table:table-cell table:style-name="ce2" office:value-type="string">
            <text:p><text:s text:c="2"/>[14] </text:p>
          </table:table-cell>
          <table:table-cell table:style-name="ce5" office:value-type="float" office:value="3.501">
            <text:p>3.501</text:p>
          </table:table-cell>
          <table:table-cell table:style-name="ce1" office:value-type="string">
            <text:p><text:s text:c="6"/>7,12</text:p>
          </table:table-cell>
          <table:table-cell table:style-name="ce2" office:value-type="string">
            <text:p><text:s text:c="5"/>1477.5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Enceladus <text:s text:c="7"/></text:p>
          </table:table-cell>
          <table:table-cell table:style-name="ce2" office:value-type="string">
            <text:p><text:s text:c="2"/>[15] </text:p>
          </table:table-cell>
          <table:table-cell table:style-name="ce5"/>
          <table:table-cell table:style-name="ce1" office:value-type="string">
            <text:p><text:s text:c="6"/>5,6</text:p>
          </table:table-cell>
          <table:table-cell table:style-name="ce2" office:value-type="string">
            <text:p><text:s text:c="5"/>1341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Enceladus <text:s text:c="7"/></text:p>
          </table:table-cell>
          <table:table-cell table:style-name="ce2" office:value-type="string">
            <text:p><text:s text:c="2"/>[15] </text:p>
          </table:table-cell>
          <table:table-cell table:style-name="ce5"/>
          <table:table-cell table:style-name="ce1" office:value-type="string">
            <text:p><text:s text:c="6"/>6,8</text:p>
          </table:table-cell>
          <table:table-cell table:style-name="ce2" office:value-type="string">
            <text:p><text:s text:c="5"/>1333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Enceladus <text:s text:c="7"/></text:p>
          </table:table-cell>
          <table:table-cell table:style-name="ce2" office:value-type="string">
            <text:p><text:s text:c="2"/>[15] </text:p>
          </table:table-cell>
          <table:table-cell table:style-name="ce5"/>
          <table:table-cell table:style-name="ce1" office:value-type="string">
            <text:p><text:s text:c="6"/>7,11</text:p>
          </table:table-cell>
          <table:table-cell table:style-name="ce2" office:value-type="string">
            <text:p><text:s text:c="5"/>1332.6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>
            <text:p><text:s text:c="5"/>Average of <text:s/>Enceladus <text:span text:style-name="T1">E</text:span><text:span text:style-name="T2">p</text:span>'s</text:p>
          </table:table-cell>
          <table:table-cell table:style-name="ce2" office:value-type="string">
            <text:p><text:s text:c="2"/>[15] </text:p>
          </table:table-cell>
          <table:table-cell table:style-name="ce5" office:value-type="float" office:value="3.9494">
            <text:p>3.949</text:p>
          </table:table-cell>
          <table:table-cell table:style-name="ce1"/>
          <table:table-cell table:style-name="ce2" office:value-type="string">
            <text:p><text:s text:c="5"/>1335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Tethys, Calypso &amp; Telesto <text:s text:c="4"/></text:p>
          </table:table-cell>
          <table:table-cell table:style-name="ce2" office:value-type="string">
            <text:p><text:s text:c="2"/>[16] </text:p>
          </table:table-cell>
          <table:table-cell table:style-name="ce5" office:value-type="float" office:value="4.8892">
            <text:p>4.889</text:p>
          </table:table-cell>
          <table:table-cell table:style-name="ce1" office:value-type="string">
            <text:p><text:s text:c="6"/>7,10</text:p>
          </table:table-cell>
          <table:table-cell table:style-name="ce2" office:value-type="string">
            <text:p><text:s text:c="5"/>1142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Dione, Helene &amp; Polydeuces </text:p>
          </table:table-cell>
          <table:table-cell table:style-name="ce2" office:value-type="string">
            <text:p><text:s text:c="2"/>[17] </text:p>
          </table:table-cell>
          <table:table-cell table:style-name="ce5" office:value-type="float" office:value="6.262">
            <text:p>6.262</text:p>
          </table:table-cell>
          <table:table-cell table:style-name="ce1" office:value-type="string">
            <text:p><text:s text:c="6"/>7,9</text:p>
          </table:table-cell>
          <table:table-cell table:style-name="ce2" office:value-type="string">
            <text:p><text:s text:c="7"/>884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Outer Edge E ring</text:p>
          </table:table-cell>
          <table:table-cell table:style-name="ce2"/>
          <table:table-cell table:style-name="ce5" office:value-type="float" office:value="7.9644">
            <text:p>7.964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Rhea <text:s text:c="9"/></text:p>
          </table:table-cell>
          <table:table-cell table:style-name="ce2" office:value-type="string">
            <text:p><text:s text:c="2"/>[18]</text:p>
          </table:table-cell>
          <table:table-cell table:style-name="ce5"/>
          <table:table-cell table:style-name="ce1" office:value-type="string">
            <text:p><text:s text:c="6"/>6,7</text:p>
          </table:table-cell>
          <table:table-cell table:style-name="ce2" office:value-type="string">
            <text:p><text:s text:c="7"/>808.7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Rhea <text:s text:c="10"/></text:p>
          </table:table-cell>
          <table:table-cell table:style-name="ce2" office:value-type="string">
            <text:p><text:s text:c="2"/>[18]</text:p>
          </table:table-cell>
          <table:table-cell table:style-name="ce5"/>
          <table:table-cell table:style-name="ce1" office:value-type="string">
            <text:p><text:s text:c="6"/>8,11</text:p>
          </table:table-cell>
          <table:table-cell table:style-name="ce2" office:value-type="string">
            <text:p><text:s text:c="7"/>807.7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>
            <text:p><text:s text:c="5"/>Average of Rhea <text:span text:style-name="T1">E</text:span><text:span text:style-name="T2">p</text:span>'s</text:p>
          </table:table-cell>
          <table:table-cell table:style-name="ce2" office:value-type="string">
            <text:p><text:s text:c="2"/>[18]</text:p>
          </table:table-cell>
          <table:table-cell table:style-name="ce5" office:value-type="float" office:value="8.7449">
            <text:p>8.745</text:p>
          </table:table-cell>
          <table:table-cell table:style-name="ce1"/>
          <table:table-cell table:style-name="ce2" office:value-type="string">
            <text:p><text:s text:c="7"/>808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Titan <text:s text:c="4"/></text:p>
          </table:table-cell>
          <table:table-cell table:style-name="ce2" office:value-type="string">
            <text:p><text:s text:c="2"/>[19] </text:p>
          </table:table-cell>
          <table:table-cell table:style-name="ce5" office:value-type="float" office:value="20.273">
            <text:p>20.273</text:p>
          </table:table-cell>
          <table:table-cell table:style-name="ce1" office:value-type="string">
            <text:p><text:s text:c="6"/>8,10</text:p>
          </table:table-cell>
          <table:table-cell table:style-name="ce2" office:value-type="string">
            <text:p><text:s text:c="7"/>617.3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5">
          <table:table-cell table:style-name="ce1" office:value-type="string">
            <text:p><text:span text:style-name="T3">a</text:span> The satellite indices ([<text:span text:style-name="T1">i</text:span>] values) are assigned to satellites in this table and used 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 text:c="3"/>in Table 6 and Fig. 12.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5">
          <table:table-cell table:style-name="ce1" office:value-type="string">
            <text:p><text:span text:style-name="T3">b</text:span><text:span text:style-name="T4"> </text:span><text:span text:style-name="T5">Orbital radii</text:span> in units of the equatorial radius of Saturn. NASA(2021)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 text:c="3"/>As discussed in section 2.8, the orbital radii (<text:span text:style-name="T1">r/R</text:span><text:span text:style-name="T2">s</text:span>) are transformed with Eq. (8) <text:s/>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 text:c="3"/>to give these transformed orbital radii (<text:span text:style-name="T1">r/R</text:span><text:span text:style-name="T2">s</text:span>)' used in Figs. (17) and (18).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8">
          <table:table-cell table:style-name="ce1" office:value-type="string">
            <text:p><text:span text:style-name="T6">c</text:span> The quantum numbers that define transitions in the hydrogen atom and photon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 text:c="2"/>energies associated with these transition.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 table:number-rows-repeated="40">
          <table:table-cell table:style-name="ce1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 table:number-rows-repeated="104849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02/22/2022</text:date>, <text:time>09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10-02T09:40:37.21</meta:creation-date>
    <dc:date>2022-02-22T09:39:40.31</dc:date>
    <dc:creator>James Lombardi</dc:creator>
    <meta:editing-duration>PT2H46M15S</meta:editing-duration>
    <meta:editing-cycles>42</meta:editing-cycles>
    <meta:generator>OpenOffice/4.1.2$Win32 OpenOffice.org_project/412m3$Build-9782</meta:generator>
    <meta:document-statistic meta:table-count="3" meta:cell-count="145" meta:object-count="0"/>
  </office:meta>
</office:document-meta>
</file>